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2645832991"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271422836"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1H31M15S</meta:editing-duration>
    <meta:editing-cycles>761</meta:editing-cycles>
    <meta:generator>LibreOffice/6.1.4.2$Linux_X86_64 LibreOffice_project/9d0f32d1f0b509096fd65e0d4bec26ddd1938fd3</meta:generator>
    <dc:date>2019-04-14T13:50:33.145045231</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HeadingsOutlineLevels?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oldStyle = paraStyles.getByName(oldStyleName)
    oldStyle.ParentStyle = newStyleName
    paraStyles.removeByName(oldStyleName)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